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Times New Roman" fo:font-size="12pt" fo:language="en" fo:country="C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/>
      <style:text-properties style:font-name="Times New Roman" fo:font-size="4pt" fo:font-weight="bold" style:font-size-asian="3.5pt" style:font-weight-asian="bold" style:font-size-complex="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language="en" fo:country="CA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/>
      <style:text-properties fo:color="#000000" style:font-name="Times New Roman" fo:font-size="12pt" fo:language="en" fo:country="CA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line-height="100%"/>
      <style:text-properties fo:color="#000000" style:font-name="Times New Roman" fo:font-size="12pt" fo:language="en" fo:country="CA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language="en" fo:country="C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00%"/>
      <style:text-properties fo:color="#000000" style:font-name="Times New Roman" fo:font-size="12pt" fo:language="en" fo:country="CA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language="en" fo:country="CA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/>
      <style:text-properties fo:color="#000000" style:font-name="Times New Roman" fo:font-size="4pt" fo:language="en" fo:country="CA" fo:font-weight="bold" style:font-size-asian="3.5pt" style:font-weight-asian="bold" style:font-size-complex="4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Times New Roman" fo:font-size="4pt" fo:language="en" fo:country="CA" fo:font-weight="bold" style:font-size-asian="3.5pt" style:font-weight-asian="bold" style:font-size-complex="4pt" style:font-weight-complex="bold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 style:master-page-name="">
      <style:paragraph-properties fo:margin-left="0in" fo:margin-right="0in" fo:line-height="100%" fo:text-align="start" style:justify-single-word="false" fo:text-indent="0.5in" style:auto-text-indent="false" style:page-number="auto"/>
      <style:text-properties fo:color="#000000" style:font-name="Times New Roman" fo:font-size="12pt" fo:language="en" fo:country="CA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line-height="100%" fo:text-align="start" style:justify-single-word="false" fo:text-indent="0.5807in" style:auto-text-indent="false"/>
      <style:text-properties fo:color="#000000" style:font-name="Times New Roman" fo:font-size="12pt" fo:language="en" fo:country="CA" fo:font-weight="normal" style:font-size-asian="12pt" style:font-weight-asian="normal" style:font-size-complex="12pt" style:font-weight-complex="normal"/>
    </style:style>
    <style:style style:name="P19" style:family="paragraph" style:parent-style-name="Standard" style:master-page-name="">
      <style:paragraph-properties fo:margin-left="0in" fo:margin-right="0in" fo:line-height="100%" fo:text-align="start" style:justify-single-word="false" fo:text-indent="0.5618in" style:auto-text-indent="false" style:page-number="auto"/>
      <style:text-properties fo:color="#000000" style:font-name="Times New Roman" fo:font-size="12pt" fo:language="en" fo:country="CA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.5618in" style:auto-text-indent="false"/>
      <style:text-properties fo:color="#000000" style:font-name="Times New Roman" fo:font-size="12pt" fo:language="en" fo:country="CA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line-height="100%" fo:text-align="start" style:justify-single-word="false" fo:text-indent="0.5618in" style:auto-text-indent="false"/>
      <style:text-properties fo:color="#000000" style:font-name="Times New Roman" fo:font-size="12pt" fo:language="en" fo:country="CA" style:text-underline-style="none" fo:font-weight="normal" officeooo:paragraph-rsid="00044ee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.5902in" style:auto-text-indent="false"/>
      <style:text-properties fo:color="#000000" style:font-name="Times New Roman" fo:font-size="4pt" fo:language="en" fo:country="CA" fo:font-style="normal" style:text-underline-style="none" fo:font-weight="normal" style:font-size-asian="3.5pt" style:font-style-asian="normal" style:font-weight-asian="normal" style:font-size-complex="4pt" style:font-style-complex="normal" style:font-weight-complex="normal"/>
    </style:style>
    <style:style style:name="P23" style:family="paragraph" style:parent-style-name="Standard" style:master-page-name="">
      <style:paragraph-properties fo:margin-left="0in" fo:margin-right="0in" fo:line-height="100%" fo:text-align="start" style:justify-single-word="false" fo:text-indent="0.5118in" style:auto-text-indent="false" style:page-number="auto"/>
      <style:text-properties fo:color="#000000" style:font-name="Times New Roman" fo:font-size="12pt" fo:language="en" fo:country="CA" fo:font-weight="normal" officeooo:paragraph-rsid="0005bcf8" style:font-size-asian="12pt" style:font-weight-asian="normal" style:font-size-complex="12pt" style:font-weight-complex="normal"/>
    </style:style>
    <style:style style:name="P24" style:family="paragraph" style:parent-style-name="Standard" style:master-page-name="">
      <style:paragraph-properties fo:margin-left="0in" fo:margin-right="0in" fo:line-height="100%" fo:text-align="start" style:justify-single-word="false" fo:text-indent="0.5118in" style:auto-text-indent="false" style:page-number="auto"/>
      <style:text-properties officeooo:paragraph-rsid="0002dcf6"/>
    </style:style>
    <style:style style:name="P25" style:family="paragraph" style:parent-style-name="Standard">
      <style:paragraph-properties fo:margin-left="0in" fo:margin-right="0in" fo:line-height="100%" fo:text-align="start" style:justify-single-word="false" fo:text-indent="0.5118in" style:auto-text-indent="false"/>
      <style:text-properties officeooo:paragraph-rsid="0002dcf6"/>
    </style:style>
    <style:style style:name="T1" style:family="text">
      <style:text-properties style:text-position="super 58%" fo:font-style="italic" style:font-style-asian="italic" style:font-style-complex="italic"/>
    </style:style>
    <style:style style:name="T2" style:family="text">
      <style:text-properties style:text-position="super 58%" fo:language="en" fo:country="CA"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CA"/>
    </style:style>
    <style:style style:name="T8" style:family="text">
      <style:text-properties fo:language="en" fo:country="CA" fo:font-weight="bold" style:font-weight-asian="bold" style:font-weight-complex="bold"/>
    </style:style>
    <style:style style:name="T9" style:family="text">
      <style:text-properties fo:language="en" fo:country="CA" fo:font-style="italic" style:font-style-asian="italic" style:font-style-complex="italic"/>
    </style:style>
    <style:style style:name="T10" style:family="text">
      <style:text-properties fo:language="en" fo:country="CA" fo:font-weight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ize="12pt" fo:language="en" fo:country="C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language="en" fo:country="CA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officeooo:rsid="0002dcf6"/>
    </style:style>
    <style:style style:name="T16" style:family="text">
      <style:text-properties fo:color="#000000" style:font-name="Times New Roman" fo:font-size="12pt" fo:language="en" fo:country="CA" fo:font-weight="normal" style:font-size-asian="12pt" style:font-weight-asian="normal" style:font-size-complex="12pt" style:font-weight-complex="normal"/>
    </style:style>
    <style:style style:name="T17" style:family="text">
      <style:text-properties fo:color="#000000" style:font-name="Times New Roman" fo:font-size="12pt" fo:language="en" fo:country="CA" fo:font-weight="normal" officeooo:rsid="0002dcf6" style:font-size-asian="12pt" style:font-weight-asian="normal" style:font-size-complex="12pt" style:font-weight-complex="normal"/>
    </style:style>
    <style:style style:name="T18" style:family="text">
      <style:text-properties fo:color="#000000" style:font-name="Times New Roman" fo:font-size="12pt" fo:language="en" fo:country="CA" fo:font-style="normal" fo:font-weight="normal" officeooo:rsid="0002dcf6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Times New Roman" fo:font-size="12pt" fo:language="en" fo:country="C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Times New Roman" fo:font-size="12pt" fo:language="en" fo:country="CA" fo:font-style="normal" style:text-underline-style="none" fo:font-weight="normal" officeooo:rsid="0002dcf6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Times New Roman" fo:font-size="12pt" fo:language="en" fo:country="CA" fo:font-style="normal" style:text-underline-style="none" fo:font-weight="normal" officeooo:rsid="0003e1be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font-name="Times New Roman" fo:font-size="12pt" fo:language="en" fo:country="CA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000000" style:font-name="Times New Roman" fo:font-size="12pt" fo:language="en" fo:country="CA" fo:font-style="italic" fo:font-weight="normal" officeooo:rsid="0002dcf6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color="#000000" style:text-position="super 58%" style:font-name="Times New Roman" fo:font-size="12pt" fo:language="en" fo:country="CA" fo:font-style="normal" fo:font-weight="normal" officeooo:rsid="0002dcf6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044eec"/>
    </style:style>
    <style:style style:name="T26" style:family="text">
      <style:text-properties officeooo:rsid="0004fc8b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05bcf8" fo:background-color="transparent" loext:char-shading-value="0"/>
    </style:style>
    <style:style style:name="T29" style:family="text">
      <style:text-properties officeooo:rsid="0004fc8b" fo:background-color="transparent" loext:char-shading-value="0"/>
    </style:style>
    <style:style style:name="T30" style:family="text">
      <style:text-properties officeooo:rsid="0005bcf8"/>
    </style:style>
    <style:style style:name="T31" style:family="text">
      <style:text-properties officeooo:rsid="000729bd"/>
    </style:style>
    <style:style style:name="T32" style:family="text">
      <style:text-properties officeooo:rsid="000763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art I: Contributions to Research and Development</text:p>
      <text:p text:style-name="P12">b) Articles submitted to refereed journals</text:p>
      <text:p text:style-name="P16"><text:span text:style-name="T12">- Segalowitz, S. J., </text:span><text:span text:style-name="T13">Sternin, A.</text:span><text:span text:style-name="T12">, Lewis, T. L., Dywan, J., &amp; Maurer, D. <text:s/>(2015). </text:span><text:span text:style-name="T14">Electrophysiological Evidence of Altered Visual Processing in Adults who Experienced Visual Deprivation During Infancy.</text:span></text:p>
      <text:p text:style-name="P9">Under Review – Neuropsychologia: NSY-D-15-00682. <text:span text:style-name="T11">(Undergraduate work, ~20 pages)</text:span></text:p>
      <text:p text:style-name="P7"/>
      <text:p text:style-name="P3">c) Other refereed contributions</text:p>
      <text:p text:style-name="P4">papers in refereed conference proceedings</text:p>
      <text:p text:style-name="P2"><text:span text:style-name="T4">- </text:span>Stober, S., <text:span text:style-name="T4">Sternin, A.</text:span>, Owen, A.M., Grahn, J.A. (2015). Towards Music Imagery Information Retrieval: Introducing the OpenMIIR Dataset of EEG Recordings from Music Perception and Imagination. <text:span text:style-name="T5">Proceedings of the 16</text:span><text:span text:style-name="T1">th</text:span><text:span text:style-name="T5"> International Society for Music Information Retrieval Conference. Malaga, Spain.</text:span> (Master's work)</text:p>
      <text:p text:style-name="P2"><text:span text:style-name="T4">- Sternin, A.</text:span>, Stober, S., Owen, A.M., Grahn, J.A. (2015). Tempo Estimation from the EEG signal during perception and imagination of music. <text:span text:style-name="T5">Proceedings of the 1</text:span><text:span text:style-name="T1">st</text:span><text:span text:style-name="T5"> International Workshop on Brain-Computer Music Interfacing. Plymouth, UK. </text:span>(Master's work)</text:p>
      <text:p text:style-name="P4">oral presentations</text:p>
      <text:p text:style-name="P5"><text:span text:style-name="T7">-</text:span><text:span text:style-name="T10"> Stober, S.*, </text:span><text:span text:style-name="T7">Sternin, A.,</text:span><text:span text:style-name="T10"> Owen, A.M., Grahn, J.A. (2015). Similarity and feature learning for EEG recordings of music perception and imagination. </text:span><text:span text:style-name="T6">Fifth Annual Cognitive Based Music Informatics Research</text:span><text:span text:style-name="T3"> – </text:span><text:span text:style-name="T6">Provincial</text:span><text:span text:style-name="T3">.</text:span> <text:span text:style-name="T3">(Master's Work) – </text:span><text:span text:style-name="T9">Awarded the Best Paper Award</text:span></text:p>
      <text:p text:style-name="P6"><text:span text:style-name="T8">- Sternin, A.*</text:span><text:span text:style-name="T7">, Stober, S., Owen, A.M., Grahn, J.A. (2015). Tempo Estimation from the EEG signal during perception and imagination of music.</text:span><text:span text:style-name="T9"> First International Workshop on Brain-Computer Music Interfacing</text:span><text:span text:style-name="T7"> – </text:span><text:span text:style-name="T9">International. </text:span><text:span text:style-name="T7">(Master's Work)</text:span></text:p>
      <text:p text:style-name="P4">poster presentations</text:p>
      <text:p text:style-name="P6"><text:span text:style-name="T8">- Sternin, A.*</text:span><text:span text:style-name="T7">, Stober, S., Owen, A.M., Grahn, J.A. (2015). Classifying perception and imagination of rhythms and speech from EEG. </text:span><text:span text:style-name="T9">Inaugural Brain and Mind Symposium </text:span><text:span text:style-name="T7">– </text:span><text:span text:style-name="T9">Institutional.</text:span><text:span text:style-name="T7"> (Master's Work)</text:span></text:p>
      <text:p text:style-name="P6"><text:span text:style-name="T8">- Sternin, A.*</text:span><text:span text:style-name="T7">, Stober, S., Owen, A.M., Grahn, J.A. (2015). Classifying Perception and Imagination of Music from EEG. </text:span><text:span text:style-name="T9">Society for Music Perception and Cognition 2015 </text:span><text:span text:style-name="T7">– </text:span><text:span text:style-name="T9">International.</text:span><text:span text:style-name="T7"> (Master's Work)</text:span></text:p>
      <text:p text:style-name="P6"><text:span text:style-name="T8">- Sternin, A.*, </text:span><text:span text:style-name="T7">Segalowitz, S. J., Lewis, T. L., Dywan, J., &amp; Maurer, D. (2014). Electrophysiological evidence of altered visual processing in adults with blocked pattern vision during infancy. </text:span><text:span text:style-name="T9">Society for Psychophysiological Research (SPR) 54</text:span><text:span text:style-name="T2">th</text:span><text:span text:style-name="T9"> annual meeting – International. </text:span><text:span text:style-name="T7">(Undergraduate Work)</text:span></text:p>
      <text:p text:style-name="P6"><text:span text:style-name="T8">- Sternin, A.*, </text:span><text:span text:style-name="T7">Segalowitz, S. J., Lewis, T. L., Dywan, J., &amp; Maurer, D. (2014). Electrophysiological evidence of altered visual processing in adults with blocked pattern vision during infancy. </text:span><text:span text:style-name="T9">Compute Ontario Research Day 2014 – Regional. </text:span><text:span text:style-name="T7">(Undergraduate Work)</text:span></text:p>
      <text:p text:style-name="P14"/>
      <text:p text:style-name="P12">d) Non-refereed contributions</text:p>
      <text:p text:style-name="P10">posters</text:p>
      <text:p text:style-name="P11"><text:span text:style-name="T4">- Sternin, A.*</text:span>, Stober, S., Owen, A.M., Grahn, J.A. (2015). Differentiating Music Perception and Imagination Using EEG-processing.<text:span text:style-name="T5"> Lake Ontario Visionary Establishment 44</text:span><text:span text:style-name="T1">th</text:span><text:span text:style-name="T5"> Annual Conference –</text:span> <text:span text:style-name="T5">Provincial.</text:span> (Master's Work)</text:p>
      <text:p text:style-name="P11"><text:span text:style-name="T4">- Sternin, A.*, </text:span>Segalowitz, S. J., Lewis, T. L., Dywan, J., &amp; Maurer, D. (2014). Electrophysiological evidence of altered visual processing in adults with blocked pattern vision during infancy. <text:span text:style-name="T5">Southern Ontario Neuroscience Association</text:span> – <text:span text:style-name="T5">Provincial.</text:span> (Undergraduate Work).</text:p>
      <text:p text:style-name="P15"/>
      <text:p text:style-name="P13">Part II: Most significant contributions to research and development</text:p>
      <text:p text:style-name="P23"><text:span text:style-name="T15">1. </text:span>In June 2015 I was the sole representative of my lab to present at the first international workshop on <text:span text:style-name="T15">B</text:span>rain-<text:span text:style-name="T15">C</text:span>omputer <text:span text:style-name="T15">M</text:span>usic <text:span text:style-name="T15">I</text:span>nterfacing (BCMI 2015). <text:span text:style-name="T15">I presented my </text:span>first year Master's <text:span text:style-name="T15">work</text:span>. <text:span text:style-name="T15">Previously</text:span>, classification of EEG <text:span text:style-name="T15">relied on</text:span> frequency band modulation. We <text:span text:style-name="T15">c</text:span>reate<text:span text:style-name="T15">d</text:span> a novel analysis. Using autocorrelations on event-related potentials <text:span text:style-name="T15">we</text:span> estimate<text:span text:style-name="T15">d</text:span> the tempo of the perceived or imagined music. <text:span text:style-name="T15">T</text:span>his novel approach <text:span text:style-name="T15">generated considerable interest </text:span>at BCMI 2015. <text:span text:style-name="T26">The connections I made at BCMI 2015</text:span><text:span text:style-name="T27"> </text:span><text:span text:style-name="T28">have made collaboration with</text:span><text:span text:style-name="T29"> researchers from </text:span><text:span text:style-name="T28">international </text:span><text:span text:style-name="T29">institutions</text:span><text:span text:style-name="T28"> </text:span><text:span text:style-name="T27">possible.</text:span></text:p>
      <text:p text:style-name="P24"><text:span text:style-name="T17">2. During my</text:span><text:span text:style-name="T16"> NSERC undergraduate student research award in 2013, </text:span><text:span text:style-name="T17">I analyzed EEG</text:span><text:span text:style-name="T16"> data from </text:span><text:soft-page-break/><text:span text:style-name="T16">adults born with bilateral cataracts who were fitted with corrective lenses before </text:span><text:span text:style-name="T17">age one.</text:span><text:span text:style-name="T16"> </text:span><text:span text:style-name="T17">We</text:span><text:span text:style-name="T16"> explored </text:span><text:span text:style-name="T17">how</text:span><text:span text:style-name="T16"> early visual deprivation affected the organization of their visual system. </text:span><text:span text:style-name="T17">A</text:span><text:span text:style-name="T16">lthough patients perform</text:span><text:span text:style-name="T17">ed</text:span><text:span text:style-name="T16"> normal</text:span><text:span text:style-name="T17">ly </text:span><text:span text:style-name="T16">on visual behavioural tasks, their EEG results showed they processed the stimuli differently </text:span><text:span text:style-name="T17">from</text:span><text:span text:style-name="T16"> controls. I wrote up these results </text:span><text:span text:style-name="T17">in</text:span><text:span text:style-name="T16"> my undergraduate thesis and </text:span><text:span text:style-name="T17">in </text:span><text:span text:style-name="T16">a manuscript (</text:span><text:span text:style-name="T22">Electrophysiological Evidence of Altered Visual Processing in Adults who Experienced Visual Deprivation During Infancy</text:span><text:span text:style-name="T16">) submitted to </text:span><text:span text:style-name="T22">Neuropsychologia</text:span><text:span text:style-name="T16">.</text:span></text:p>
      <text:p text:style-name="P25"><text:span text:style-name="T18">3. The paper (</text:span><text:span text:style-name="T23">Towards Music Imagary Information Retrieval: Introducing the OpenMIIR Dataset of EEG Recordings from Music Perception and Imagination</text:span><text:span text:style-name="T18">), written together with Dr. Sebastian Stober, was accepted to the 16</text:span><text:span text:style-name="T24">th</text:span><text:span text:style-name="T18"> </text:span><text:span text:style-name="T20">International Society for Music Information Retrieval Conference. We </text:span><text:span text:style-name="T19">introduce</text:span><text:span text:style-name="T20">d</text:span><text:span text:style-name="T19"> our music perception and imagination data </text:span><text:span text:style-name="T20">(</text:span><text:span text:style-name="T19">OpenMIIR dataset</text:span><text:span text:style-name="T20">),</text:span><text:span text:style-name="T21"> discussed preliminary analyses and suggested future directions. This dataset contributes</text:span><text:span text:style-name="T20"> to the</text:span><text:span text:style-name="T19"> growing trend to make raw data and analyses publicly available.</text:span></text:p>
      <text:p text:style-name="P22"/>
      <text:p text:style-name="P13">Part III: Applicant's statement </text:p>
      <text:p text:style-name="P13">Research Experience</text:p>
      <text:p text:style-name="P17">In 2011 I began volunteering at Brock University <text:span text:style-name="T25">in</text:span> Dr. Sid Segalowitz<text:span text:style-name="T25">'s lab</text:span>. I designed and debugged an automated EEG processing program that is now used in all of the lab's analysis procedures. In the process I became comfortable programming in MATLAB, Octave and EEGLab, which are widely used for EEG analyses. I then completed my honours degree with Dr. Segalowitz. <text:span text:style-name="T25">I learned how to run a project from start to finish, and how to use multiple approaches, including event-related potential techniques and source localization, to extract all possible information from the dataset.</text:span> While working in the lab I <text:span text:style-name="T25">became an expert in independently collecting EEG data with the</text:span> BioSemi EEG system.</text:p>
      <text:p text:style-name="P18">In 2014, I began a Master's degree at the University of Western Ontario. I worked with a post-doctoral fellow to design an experiment to address the exploratory nature of our research question <text:span text:style-name="T30">which</text:span> <text:span text:style-name="T30">examines what makes perceived and imagined music most identifiable from EEG data alone</text:span>. I've learned about the complications <text:span text:style-name="T25">of </text:span>testing human<text:span text:style-name="T25">s</text:span> – from writing ethics proposals to <text:span text:style-name="T25">troubleshooting equipment and clearly explaining tasks</text:span>. As this was an exploratory study <text:span text:style-name="T30">and few studies have conducted similar experiments</text:span>, we needed to be creative in our <text:span text:style-name="T25">data </text:span>analysis. By working with other students, post-doctoral fellows and senior researchers I have learned many techniques for approaching a novel research question <text:span text:style-name="T31">including how to use newly collected data to inform modifications to our experimental task to fine tune our investigation and obtain meaningful results</text:span>. We have submitted preliminary results as short papers <text:span text:style-name="T25">(BCMI 2015, ISMIR 2015) and each one has taught</text:span> me to frame my research for different audiences <text:span text:style-name="T26">(computer scientists, musicians, artists)</text:span> and write to a deadline</text:p>
      <text:p text:style-name="P15"/>
      <text:p text:style-name="P13">Relevant Activities</text:p>
      <text:p text:style-name="P19">As an undergraduate student, I <text:span text:style-name="T25">founded</text:span> and was president of a student club <text:span text:style-name="T25">(Brock Hillel) </text:span>for three years. We ran social and educational events for Jewish students and the campus community. <text:span text:style-name="T25">W</text:span>e were awarded Best New Club of the Year and Best Event of the Year. In my final year I was a representative <text:span text:style-name="T25">in</text:span> the University Senate and sat on the Student Appeals Committee. In these roles I brought the student's perspective to the issues being discussed. I was also a member of the Student Union Academic Affairs Committee and helped organize the university's first student run teaching awards. </text:p>
      <text:p text:style-name="P21">At the University of Western Ontario, I am also involved in the campus community. <text:span text:style-name="T25">As</text:span> a teaching assistant <text:span text:style-name="T25">for R</text:span>esearch <text:span text:style-name="T25">M</text:span>ethods, <text:span text:style-name="T25">I taught </text:span>30 students every week about statistics and experimental design. In April 2015, I was nominated for a teaching award. At the end of the year, I was a member of the Graduate Teaching Awards Committee run by the Society of Graduate Studies. </text:p>
      <text:p text:style-name="P20"><text:span text:style-name="T25">T</text:span>he interest generated by my talk at BCMI 2015 <text:span text:style-name="T25">resulted in an interview </text:span>for a German online science blog associated with the newspaper Zeit. I was also a member of the Program Support Team for the Society for Music Perception and Cognition conference (August 2015, Nashville, TN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style:border-line-width-bottom="0.0161in 0.0161in 0.0161in" fo:padding="0in" fo:border-left="none" fo:border-right="none" fo:border-top="none" fo:border-bottom="3.46pt double #000000" style:shadow="none" text:number-lines="false" text:line-number="0" style:join-border="false"/>
      <style:text-properties fo:font-size="12pt" style:font-size-asian="6pt" style:font-size-complex="6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officeooo:rsid="0007630c"/>
    </style:style>
    <style:page-layout style:name="Mpm1">
      <style:page-layout-properties fo:page-width="8.5in" fo:page-height="11in" style:num-format="1" style:print-orientation="portrait" fo:margin-top="0.4402in" fo:margin-bottom="0.75in" fo:margin-left="0.75in" fo:margin-right="0.75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vital Sternin <text:span text:style-name="MT1">| </text:span>PIN: 396802 <text:s text:c="6"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08T16:25:44.18</meta:creation-date>
    <meta:generator>LibreOffice/4.3.0.4$MacOSX_X86_64 LibreOffice_project/62ad5818884a2fc2e5780dd45466868d41009ec0</meta:generator>
    <dc:date>2015-10-13T11:10:36.673185000</dc:date>
    <meta:editing-duration>P3DT11H59M15S</meta:editing-duration>
    <meta:editing-cycles>148</meta:editing-cycles>
    <meta:printed-by>Avital Sternin</meta:printed-by>
    <meta:print-date>2011-12-05T19:45:16</meta:print-date>
    <meta:document-statistic meta:table-count="0" meta:image-count="0" meta:object-count="0" meta:page-count="2" meta:paragraph-count="33" meta:word-count="1169" meta:character-count="7971" meta:non-whitespace-character-count="6814"/>
  </office:meta>
</office:document-meta>
</file>